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eccf3" officeooo:paragraph-rsid="000eccf3"/>
    </style:style>
    <style:style style:name="P2" style:family="paragraph" style:parent-style-name="Standard">
      <style:text-properties officeooo:paragraph-rsid="000eccf3"/>
    </style:style>
    <style:style style:name="P3" style:family="paragraph" style:parent-style-name="Standard">
      <style:text-properties officeooo:paragraph-rsid="000eccf3" fo:background-color="#aecf00"/>
    </style:style>
    <style:style style:name="P4" style:family="paragraph" style:parent-style-name="Standard">
      <style:text-properties officeooo:paragraph-rsid="000eccf3" fo:background-color="transparent"/>
    </style:style>
    <style:style style:name="P5" style:family="paragraph" style:parent-style-name="Standard">
      <style:text-properties style:use-window-font-color="true" loext:opacity="0%" officeooo:paragraph-rsid="000eccf3"/>
    </style:style>
    <style:style style:name="P6" style:family="paragraph" style:parent-style-name="Standard">
      <style:text-properties officeooo:paragraph-rsid="000eccf3" fo:background-color="#aecf00"/>
    </style:style>
    <style:style style:name="P7" style:family="paragraph" style:parent-style-name="Standard">
      <style:text-properties officeooo:paragraph-rsid="000eccf3"/>
    </style:style>
    <style:style style:name="T1" style:family="text">
      <style:text-properties officeooo:rsid="000eccf3"/>
    </style:style>
    <style:style style:name="T2" style:family="text">
      <style:text-properties fo:background-color="#aecf00" loext:char-shading-value="0"/>
    </style:style>
    <style:style style:name="T3" style:family="text">
      <style:text-properties officeooo:rsid="000ee7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- Tarea Evaluable. Accidentes de trabajo: Las siguientes situaciones ¿son accidentes de trabajo?. Justifica tu respuesta. </text:p>
      <text:p text:style-name="P2"/>
      <text:p text:style-name="P2">• Accidente de tráfico que sufre un trabajador cuando se dirige hacia el lugar de trabajo tras salir de su domicilio. </text:p>
      <text:p text:style-name="P2"/>
      <text:p text:style-name="P2"><text:tab/><text:span text:style-name="T1">Si, se considera accidente laboral de tipo itinerante </text:span><text:span text:style-name="T3">y es debido a el trayecto normal de empleado a su puesto de trabajo</text:span><text:span text:style-name="T1">.</text:span></text:p>
      <text:p text:style-name="P2"/>
      <text:p text:style-name="P2">• Depresión de una trabajadora víctima de acoso laboral por un compañero. </text:p>
      <text:p text:style-name="P2"><text:tab/></text:p>
      <text:p text:style-name="P2"><text:tab/><text:span text:style-name="T1">Si, se considera accidente laboral </text:span><text:span text:style-name="T3">y es debido al acoso laboral de los compañeros o superiores del empleado y puede producir trastornos psicologicos y depresiones</text:span><text:span text:style-name="T1">.</text:span></text:p>
      <text:p text:style-name="P2"/>
      <text:p text:style-name="P2">2.- Tarea Evaluable. Identifica las siguientes señales: </text:p>
      <text:p text:style-name="P2"/>
      <text:p text:style-name="P2">a) Señal de advertencia -&gt; Peligro de alta tensión. </text:p>
      <text:p text:style-name="P2">b) Señal relativa a equipos contra incendios -&gt; Manguera para incendios. </text:p>
      <text:p text:style-name="P2">c) Señal de obligación -&gt; Uso obligatorio de mascara de gas.</text:p>
      <text:p text:style-name="P2">d) Señal de salvamento -&gt; Primeros auxilios.</text:p>
      <text:p text:style-name="P2">e) Señal de prohibición -&gt; Agua no potable. </text:p>
      <text:p text:style-name="P2">f) Señal de prohibición -&gt; Prohibido el paso a personal no autorizado. </text:p>
      <text:p text:style-name="P2"/>
      <text:p text:style-name="P2">3.-Tarea evaluable. Preguntas cortas. </text:p>
      <text:p text:style-name="P2"/>
      <text:p text:style-name="P2">• Establece 3 actividades excluidas de la legislación laboral. </text:p>
      <text:p text:style-name="P2"><text:tab/>- Ser jurado de un juicio.</text:p>
      <text:p text:style-name="P2"><text:tab/>- Autónomos.</text:p>
      <text:p text:style-name="P2"><text:tab/>- Colaborador de una ONG. </text:p>
      <text:p text:style-name="P2">• Nombra y explica 3 derechos de la plantilla trabajadora. </text:p>
      <text:p text:style-name="P2"><text:tab/>- Respeto a la intimidad y a la consideración debida a su dignidad, incluida la protección frente al acoso (no menospreciar a nadie). </text:p>
      <text:p text:style-name="P2"><text:tab/>- No discriminación por razón de sexo, estado civil, ideas políticas o religiosas, raza, etc. </text:p>
      <text:p text:style-name="P2"><text:tab/>- Salvaguarda de la integridad física, una adecuada política de seguridad e higiene. </text:p>
      <text:p text:style-name="P2">• Nombra y explica 3 obligaciones de la plantilla trabajadora. </text:p>
      <text:p text:style-name="P2"><text:tab/>- <text:span text:style-name="T1">Observar las medidas de prevención de riesgos laborales</text:span></text:p>
      <text:p text:style-name="P2"><text:tab/>- <text:span text:style-name="T1">No competir con la actividad de la empresa.</text:span></text:p>
      <text:p text:style-name="P2"><text:tab/>- Contribuir a la mejora de la productividad (buena fe) </text:p>
      <text:p text:style-name="P2"/>
      <text:p text:style-name="P2">TEST</text:p>
      <text:p text:style-name="P2"/>
      <text:p text:style-name="P2">1.- La norma principal que establece las obligaciones y derechos en materia</text:p>
      <text:p text:style-name="P2">de prevención es:</text:p>
      <text:p text:style-name="P2"/>
      <text:p text:style-name="P2">a) La Ley General de la Seguridad Social.</text:p>
      <text:p text:style-name="P3">b) La Ley de Prevención de Riesgos Laborales.</text:p>
      <text:p text:style-name="P2">c) El Estatuto de los Trabajadores.</text:p>
      <text:p text:style-name="P2">d) El Reglamento de los Servicios de Prevención.</text:p>
      <text:p text:style-name="P2"><text:soft-page-break/>2.- Señala cuál de las siguientes fuentes del Derecho del Trabajo no es una norma de</text:p>
      <text:p text:style-name="P2">procedencia interna:</text:p>
      <text:p text:style-name="P2"/>
      <text:p text:style-name="P3">a) Directiva.</text:p>
      <text:p text:style-name="P2">b) Convenio colectivo.</text:p>
      <text:p text:style-name="P2">c) Ley orgánica.</text:p>
      <text:p text:style-name="P2">d) Decreto-ley.</text:p>
      <text:p text:style-name="P2"/>
      <text:p text:style-name="P2">3.- Si hablamos del tétanos estamos hablando de:</text:p>
      <text:p text:style-name="P2"/>
      <text:p text:style-name="P2">a) Riesgos físicos.</text:p>
      <text:p text:style-name="P2">b) Riesgos químicos.</text:p>
      <text:p text:style-name="P3">c) Riesgos biológicos.</text:p>
      <text:p text:style-name="P2">d) Riesgos organizativos.</text:p>
      <text:p text:style-name="P2"/>
      <text:p text:style-name="P2">4.-¿Qué medida se tomaría en primer lugar para prevenir las consecuencias del ruido?</text:p>
      <text:p text:style-name="P2"/>
      <text:p text:style-name="P2">a) Reducir el tiempo de exposición al ruido.</text:p>
      <text:p text:style-name="P2">b) Eliminar la fuente del ruido, o aislar las fuentes que lo originan.</text:p>
      <text:p text:style-name="P3">c) Uso de protectores auditivos y realización de audiometrías.</text:p>
      <text:p text:style-name="P2">d) Cambiar al trabajador de puesto.</text:p>
      <text:p text:style-name="P2"/>
      <text:p text:style-name="P2">5.- Es una radiación ionizante la producida por:</text:p>
      <text:p text:style-name="P2"/>
      <text:p text:style-name="P2">a) Rayos láser.</text:p>
      <text:p text:style-name="P2">b) Rayos ultravioleta.</text:p>
      <text:p text:style-name="P3">c) Rayos X.</text:p>
      <text:p text:style-name="P2">d) Rayos infrarrojos.</text:p>
      <text:p text:style-name="P2"/>
      <text:p text:style-name="P2">6.- Son una técnica de protección colectiva:</text:p>
      <text:p text:style-name="P2"/>
      <text:p text:style-name="P2">a) Las redes de seguridad.</text:p>
      <text:p text:style-name="P2">b) Las barandillas.</text:p>
      <text:p text:style-name="P2">c) Los resguardos de seguridad.</text:p>
      <text:p text:style-name="P3">d) Todas las respuestas son correctas.</text:p>
      <text:p text:style-name="P2"/>
      <text:p text:style-name="P2">7.- Los contactos directos se producen cuando:</text:p>
      <text:p text:style-name="P2"/>
      <text:p text:style-name="P3">a) Las personas entran en contacto con las partes activas de la instalación eléctrica o con equipos</text:p>
      <text:p text:style-name="P3">en tensión.</text:p>
      <text:p text:style-name="P2">b) Las personas acceden a elementos accidentalmente puestos en tensión.</text:p>
      <text:p text:style-name="P2">c) Se produce un incendio o una explosión.</text:p>
      <text:p text:style-name="P2">d) Se toca a otra persona.</text:p>
      <text:p text:style-name="P2"/>
      <text:p text:style-name="P2"/>
      <text:p text:style-name="P2"/>
      <text:p text:style-name="P2"/>
      <text:p text:style-name="P2"/>
      <text:p text:style-name="P2"><text:soft-page-break/>8.-. Para que se produzca un incendio son necesarios los siguientes elementos:</text:p>
      <text:p text:style-name="P2"/>
      <text:p text:style-name="P2">a) Un combustible, un comburente y una reacción en cadena.</text:p>
      <text:p text:style-name="P2">b) Un combustible y una energía de activación.</text:p>
      <text:p text:style-name="P2">c) Un combustible, un comburente y una energía de activación.</text:p>
      <text:p text:style-name="P3">d) Un combustible, un comburente, una energía de activación y una reacción en cadena.</text:p>
      <text:p text:style-name="P2"/>
      <text:p text:style-name="P2">6.- Se produce mobbing si es un hostigamiento:</text:p>
      <text:p text:style-name="P2"/>
      <text:p text:style-name="P2">a) Ocasional y puntual.</text:p>
      <text:p text:style-name="P2">b) Semanal</text:p>
      <text:p text:style-name="P2">c) De forma sistemática durante seis meses.</text:p>
      <text:p text:style-name="P3">d) Ninguna de las respuestas anteriores.</text:p>
      <text:p text:style-name="P2"/>
      <text:p text:style-name="P2">10.- De los siguientes derechos, señala cuáles están considerados por la Constitución</text:p>
      <text:p text:style-name="P2">española de 1978 como derechos fundamentales:</text:p>
      <text:p text:style-name="P2"/>
      <text:p text:style-name="P4"><text:s/>a) Derecho al trabajo y a un salario.</text:p>
      <text:p text:style-name="P2"><text:s/><text:span text:style-name="T2">b) Derecho a la huelga y a la libertad sindical.</text:span></text:p>
      <text:p text:style-name="P2"><text:s/>c) Derecho a descansar un día y medio a la semana.</text:p>
      <text:p text:style-name="P2">d) Derecho a la ocupación efectiva.</text:p>
      <text:p text:style-name="P2"/>
      <text:p text:style-name="P2">11.- Señala cuál de las siguientes fuentes del Derecho del Trabajo no es una norma de</text:p>
      <text:p text:style-name="P2">procedencia interna:</text:p>
      <text:p text:style-name="P2"/>
      <text:p text:style-name="P3">a) Directiva.</text:p>
      <text:p text:style-name="P2">b) Convenio colectivo.</text:p>
      <text:p text:style-name="P2">c) Ley Orgánica.</text:p>
      <text:p text:style-name="P2">d) Decreto-ley</text:p>
      <text:p text:style-name="P2"/>
      <text:p text:style-name="P2">12.- El derecho a la libre circulación de trabajadores en la Unión Europea permite:</text:p>
      <text:p text:style-name="P2"/>
      <text:p text:style-name="P2">a) Circular libremente en la mitad de los Estados de la Unión Europea.</text:p>
      <text:p text:style-name="P3">b) Circular libremente en todos los Estados de la Unión Europea.</text:p>
      <text:p text:style-name="P2">c) Crear una empresa en solo dos Estados de la Unión Europea.</text:p>
      <text:p text:style-name="P2">d) Todas las respuestas anteriores son verdaderas.</text:p>
      <text:p text:style-name="P2"/>
      <text:p text:style-name="P2">13.- Las normas comunitarias de la Unión Europea son jerárquicamente superiores que la</text:p>
      <text:p text:style-name="P2">Constitución en España.</text:p>
      <text:p text:style-name="P2"/>
      <text:p text:style-name="P3">a) Verdadero.</text:p>
      <text:p text:style-name="P2">b) Falso.</text:p>
      <text:p text:style-name="P2"/>
      <text:p text:style-name="P2">14.- Los tribunales laborales en primera instancia son las Salas de lo Social de los</text:p>
      <text:p text:style-name="P2">Tribunales Superiores de Justicia de las Comunidades Autónomas.</text:p>
      <text:p text:style-name="P2"/>
      <text:p text:style-name="P2">a) Verdadero.</text:p>
      <text:p text:style-name="P2"><text:span text:style-name="T2">b) Falso.</text:span></text:p>
      <text:p text:style-name="P2"><text:soft-page-break/>15.- Mi abuela es pariente mío de 2º grado por afinidad.</text:p>
      <text:p text:style-name="P2"/>
      <text:p text:style-name="P2">a) Verdadero.</text:p>
      <text:p text:style-name="P3">b) Falso.</text:p>
      <text:p text:style-name="P2"/>
      <text:p text:style-name="P2">PRÁCTICA:</text:p>
      <text:p text:style-name="P2"/>
      <text:p text:style-name="P2">Identifica el tipo de contrato idóneo para cada caso. Razona tu respuesta.</text:p>
      <text:p text:style-name="P2"/>
      <text:p text:style-name="P2">1. Antonia ha firmado un contrato de 1 año para ser formada como auxiliar de administrativa.</text:p>
      <text:p text:style-name="P2">clínica. Pasa el 25% de la jornada en un centro de formación teórica y el resto de la jornada en</text:p>
      <text:p text:style-name="P2">la empresa. De tal manera que la empresa, pretende pagarle el mínimo posible.</text:p>
      <text:p text:style-name="P2"/>
      <text:p text:style-name="P2">¿Qué tipo de contrato sería el idóneo para Antonia? y ¿La actuación de la empresa sería</text:p>
      <text:p text:style-name="P2">correcta? Justifica tu respuesta.</text:p>
      <text:p text:style-name="P2"/>
      <text:p text:style-name="P5"><text:tab/>- Contrato de formación en alternancia, por carecer de la cualificación profesional, <text:span text:style-name="T1">pero </text:span>el tiempo de trabajo efectivo cumple con el máximo de 65% <text:span text:style-name="T1">el primer año y si hubiera un segundo el 85%..</text:span></text:p>
      <text:p text:style-name="P2"/>
      <text:p text:style-name="P2">2. Un hotel contrata a Silvia, de 26 años, ahora que ha finalizado un Ciclo formativo. La contratan</text:p>
      <text:p text:style-name="P2">por un año. ¿Qué tipo de contrato sería el adecuado para esta trabajadora?</text:p>
      <text:p text:style-name="P2"/>
      <text:p text:style-name="P2"><text:span text:style-name="T1"><text:tab/>- Si no ha tenido experiencia en el sector se les podría realizar un c</text:span>ontrato para la obtención de la práctica profesional, por no haber pasado 3 años desde que ha terminado los estudios y la duración del contrato <text:span text:style-name="T1">seria</text:span> de 6 meses, y no superior a 1 año. </text:p>
      <text:p text:style-name="P2"/>
      <text:p text:style-name="P2">3. Santiago tiene un contrato como monitor de tiempo libre en una escuela de verano. La</text:p>
      <text:p text:style-name="P2">empresa le reclama el 21 del mes de junio y finaliza el 31 de agosto, por tanto, las fechas de</text:p>
      <text:p text:style-name="P2">inicio y fin son ciertas. ¿Ante qué tipo de contrato nos encontramos?</text:p>
      <text:p text:style-name="P2"/>
      <text:p text:style-name="P2"><text:tab/>- Por el tipo de trabajo y el mes de contratación es posible que el contrato al que se debe relacionar sea el de fijo-discontinuo ya que se trata de <text:span text:style-name="T1">una escuela de verano</text:span> que se acoja a actividades productivas de temporad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cf3" officeooo:paragraph-rsid="000eccf3"/>
    </style:style>
    <style:style style:name="MT1" style:family="text">
      <style:text-properties officeooo:rsid="000ecc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se Manuel Moreno Bolivar <text:tab/><text:tab/>16/01/2023</text:p>
      </style:header>
      <style:footer>
        <text:p text:style-name="Footer">Curs 22/23 PROVA DE VALIDACIÓ 1ª AVALUACIÓ <text:tab/><text:span text:style-name="MT1">Modul de FO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6T12:01:12.136000000</meta:creation-date>
    <dc:date>2023-01-16T12:52:04.939000000</dc:date>
    <meta:editing-duration>PT26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4" meta:paragraph-count="120" meta:word-count="1107" meta:character-count="6536" meta:non-whitespace-character-count="5508"/>
  </office:meta>
</office:document-meta>
</file>